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735cm" fo:min-width="4.899cm"/>
      <style:paragraph-properties style:writing-mode="lr-tb"/>
    </style:style>
    <style:style style:name="gr2" style:family="graphic" style:parent-style-name="standard">
      <style:graphic-properties draw:fill-color="#ac00ce" draw:textarea-horizontal-align="justify" draw:textarea-vertical-align="middle" draw:auto-grow-height="false" fo:min-height="1.045cm" fo:min-width="5.851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top" draw:auto-grow-height="false" fo:min-height="3.56cm" fo:min-width="6.167cm"/>
      <style:paragraph-properties style:writing-mode="lr-tb"/>
    </style:style>
    <style:style style:name="gr4" style:family="graphic" style:parent-style-name="standard">
      <style:graphic-properties draw:fill-color="#ac00ce" draw:textarea-horizontal-align="justify" draw:textarea-vertical-align="middle" draw:auto-grow-height="false" fo:min-height="1.338cm" fo:min-width="4.263cm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337cm" fo:min-width="4.262cm"/>
      <style:paragraph-properties style:writing-mode="lr-tb"/>
    </style:style>
    <style:style style:name="gr6" style:family="graphic" style:parent-style-name="standard">
      <style:graphic-properties draw:fill-color="#ac00ce" draw:textarea-horizontal-align="justify" draw:textarea-vertical-align="top" draw:auto-grow-height="false" fo:min-height="4.512cm" fo:min-width="4.898cm"/>
      <style:paragraph-properties style:writing-mode="lr-tb"/>
    </style:style>
    <style:style style:name="gr7" style:family="graphic" style:parent-style-name="standard">
      <style:graphic-properties draw:fill-color="#ac00ce" draw:textarea-horizontal-align="justify" draw:textarea-vertical-align="middle" draw:auto-grow-height="false" fo:min-height="1.337cm" fo:min-width="5.215cm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655cm" fo:min-width="3.628cm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Arrowheads_20_5" draw:marker-start-width="0.4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00" draw:marker-start="Arrowheads_20_9" draw:marker-start-width="0.4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000000" draw:marker-start="Arrowheads_20_11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1.537cm" fo:min-width="5.216cm"/>
      <style:paragraph-properties style:writing-mode="lr-tb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1.337cm" fo:min-width="4.58cm"/>
      <style:paragraph-properties style:writing-mode="lr-tb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941cm" fo:min-width="4.581cm"/>
      <style:paragraph-properties style:writing-mode="lr-tb"/>
    </style:style>
    <style:style style:name="gr20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draw:marker-start="Arrowheads_20_16" draw:marker-start-width="0.459cm" draw:marker-end="Arrowheads_20_17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="Arrowheads_20_18" draw:marker-start-width="0.459cm" draw:marker-end="Arrowheads_20_19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fill-color="#ff8000" draw:textarea-horizontal-align="justify" draw:textarea-vertical-align="middle" draw:auto-grow-height="false" fo:min-height="1.973cm" fo:min-width="4.262cm"/>
      <style:paragraph-properties style:writing-mode="lr-tb"/>
    </style:style>
    <style:style style:name="gr24" style:family="graphic" style:parent-style-name="objectwithoutfill">
      <style:graphic-properties svg:stroke-width="0.106cm" svg:stroke-color="#000000" draw:marker-start="Arrowheads_20_20" draw:marker-start-width="0.459cm" draw:marker-end="Arrowheads_20_21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draw:marker-start-width="0.3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02cm" fo:min-width="3.945cm"/>
      <style:paragraph-properties style:writing-mode="lr-tb"/>
    </style:style>
    <style:style style:name="gr28" style:family="graphic" style:parent-style-name="standard">
      <style:graphic-properties draw:fill-color="#ffffff" draw:opacity="100%" draw:opacity-name="" draw:textarea-horizontal-align="justify" draw:textarea-vertical-align="middle" draw:auto-grow-height="false" fo:min-height="1.338cm" fo:min-width="3.945cm"/>
      <style:paragraph-properties style:writing-mode="lr-tb"/>
    </style:style>
    <style:style style:name="gr29" style:family="graphic" style:parent-style-name="standard">
      <style:graphic-properties draw:fill-color="#ac00ce" draw:textarea-horizontal-align="justify" draw:textarea-vertical-align="middle" draw:auto-grow-height="false" fo:min-height="4.711cm" fo:min-width="5.851cm"/>
      <style:paragraph-properties style:writing-mode="lr-tb"/>
    </style:style>
    <style:style style:name="gr30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="Arrowheads_20_11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1.537cm" fo:min-width="4.581cm"/>
      <style:paragraph-properties style:writing-mode="lr-tb"/>
    </style:style>
    <style:style style:name="gr33" style:family="graphic" style:parent-style-name="objectwithoutfill">
      <style:graphic-properties svg:stroke-width="0.106cm" draw:marker-start="Arrowheads_20_20" draw:marker-start-width="0.459cm" draw:marker-end="Arrowheads_20_21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29fcf"/>
      <style:paragraph-properties fo:text-align="center" style:writing-mode="lr-tb"/>
    </style:style>
    <style:style style:name="P3" style:family="paragraph">
      <loext:graphic-properties draw:fill-color="#ac00c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cccc"/>
      <style:paragraph-properties fo:text-align="center" style:writing-mode="lr-tb"/>
    </style:style>
    <style:style style:name="P6" style:family="paragraph">
      <loext:graphic-properties draw:fill-color="#ff8000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398cm" svg:height="3.175cm" svg:x="32.546cm" svg:y="22.108cm">
          <text:p text:style-name="P1">PostgreSQL</text:p>
          <text:p text:style-name="P1">(indexer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2" draw:id="id2" draw:layer="layout" svg:width="6.35cm" svg:height="2.07cm" svg:x="5.127cm" svg:y="23.06cm">
          <text:p text:style-name="P1">Clickhou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3" draw:id="id3" draw:layer="layout" svg:width="6.667cm" svg:height="3.81cm" svg:x="16.353cm" svg:y="21.79cm">
          <text:p text:style-name="P1">Solana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4.763cm" svg:height="1.588cm" svg:x="17.305cm" svg:y="23.377cm">
          <text:p text:style-name="P1">Account-dumper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762cm" svg:height="1.587cm" svg:x="25.244cm" svg:y="16.076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5.398cm" svg:height="4.762cm" svg:x="5.662cm" svg:y="10.525cm">
          <text:p text:style-name="P1">Tracer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9" draw:id="id9" draw:layer="layout" svg:width="5.715cm" svg:height="1.587cm" svg:x="15.083cm" svg:y="11.63cm">
          <text:p text:style-name="P1">Neon-RPC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4.128cm" svg:height="1.905cm" svg:x="25.56cm" svg:y="22.743cm">
          <text:p text:style-name="P1">Indexer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17.305cm" svg:y1="24.171cm" svg:x2="11.477cm" svg:y2="24.095cm" draw:start-shape="id1" draw:start-glue-point="3" draw:end-shape="id2" draw:end-glue-point="8" svg:d="M17305 24171c-4371 0-1457-76-5828-76" svg:viewBox="0 0 5829 77">
          <text:p/>
        </draw:connector>
        <draw:connector draw:style-name="gr10" draw:text-style-name="P4" draw:layer="layout" draw:type="curve" svg:x1="23.02cm" svg:y1="23.695cm" svg:x2="25.56cm" svg:y2="23.695cm" draw:start-shape="id3" draw:start-glue-point="1" draw:end-shape="id4" draw:end-glue-point="3" svg:d="M23020 23695h2540" svg:viewBox="0 0 2541 1">
          <text:p/>
        </draw:connector>
        <draw:connector draw:style-name="gr11" draw:text-style-name="P4" draw:layer="layout" draw:type="curve" svg:x1="29.688cm" svg:y1="23.695cm" svg:x2="32.546cm" svg:y2="23.696cm" draw:start-shape="id4" draw:start-glue-point="1" draw:end-shape="id5" draw:end-glue-point="6" svg:d="M29688 23695c2143 0 715 1 2858 1" svg:viewBox="0 0 2859 2">
          <text:p/>
        </draw:connector>
        <draw:connector draw:style-name="gr12" draw:text-style-name="P4" draw:layer="layout" draw:type="curve" svg:x1="19.686cm" svg:y1="21.79cm" svg:x2="25.244cm" svg:y2="16.869cm" draw:start-shape="id3" draw:start-glue-point="0" draw:end-shape="id6" draw:end-glue-point="3" svg:d="M19686 21790c0-3281 1852-4921 5558-4921" svg:viewBox="0 0 5559 4922">
          <text:p/>
        </draw:connector>
        <draw:connector draw:style-name="gr13" draw:text-style-name="P4" draw:layer="layout" draw:type="curve" svg:x1="35.245cm" svg:y1="22.108cm" svg:x2="30.006cm" svg:y2="16.869cm" draw:start-shape="id5" draw:start-glue-point="5" draw:end-shape="id6" draw:end-glue-point="1" svg:d="M35245 22108c0-3493-1746-5239-5239-5239" svg:viewBox="0 0 5240 5240">
          <text:p/>
        </draw:connector>
        <draw:connector draw:style-name="gr14" draw:text-style-name="P4" draw:layer="layout" draw:type="curve" svg:x1="8.302cm" svg:y1="23.06cm" svg:x2="8.361cm" svg:y2="15.287cm" draw:start-shape="id2" draw:start-glue-point="5" draw:end-shape="id7" draw:end-glue-point="2" svg:d="M8302 23060c0-5829 59-1943 59-7773" svg:viewBox="0 0 60 7774">
          <text:p/>
        </draw:connector>
        <draw:connector draw:style-name="gr15" draw:text-style-name="P4" draw:layer="layout" draw:type="curve" svg:x1="10.412cm" svg:y1="12.43cm" svg:x2="15.083cm" svg:y2="12.423cm" draw:start-shape="id8" draw:start-glue-point="1" draw:end-shape="id9" draw:end-glue-point="3" svg:d="M10412 12430c3502 0 1167-7 4671-7" svg:viewBox="0 0 4672 8">
          <text:p/>
        </draw:connector>
        <draw:connector draw:style-name="gr16" draw:text-style-name="P4" draw:layer="layout" draw:type="curve" svg:x1="20.798cm" svg:y1="12.423cm" svg:x2="27.625cm" svg:y2="16.076cm" draw:start-shape="id9" draw:start-glue-point="1" draw:end-shape="id6" draw:end-glue-point="0" svg:d="M20798 12423c4552 0 6827 1217 6827 3653" svg:viewBox="0 0 6828 3654">
          <text:p/>
        </draw:connector>
        <draw:custom-shape draw:style-name="gr17" draw:text-style-name="P5" xml:id="id12" draw:id="id12" draw:layer="layout" svg:width="5.715cm" svg:height="2.858cm" svg:x="32.546cm" svg:y="11.313cm">
          <text:p text:style-name="P1">PostgreSQL</text:p>
          <text:p text:style-name="P1">(graph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5" xml:id="id10" draw:id="id10" draw:layer="layout" svg:width="5.08cm" svg:height="1.587cm" svg:x="24.926cm" svg:y="4.328cm">
          <text:p text:style-name="P1">Graph Node</text:p>
          <draw:enhanced-geometry svg:viewBox="0 0 21600 21600" draw:type="rectangle" draw:enhanced-path="M 0 0 L 21600 0 21600 21600 0 21600 0 0 Z N"/>
        </draw:custom-shape>
        <draw:custom-shape draw:style-name="gr19" draw:text-style-name="P5" xml:id="id11" draw:id="id11" draw:layer="layout" svg:width="5.08cm" svg:height="1.905cm" svg:x="24.926cm" svg:y="9.725cm">
          <text:p text:style-name="P1">IP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" draw:text-style-name="P4" draw:layer="layout" draw:type="curve" svg:x1="17.94cm" svg:y1="11.63cm" svg:x2="24.926cm" svg:y2="5.121cm" draw:start-shape="id9" draw:start-glue-point="0" draw:end-shape="id10" draw:end-glue-point="3" svg:d="M17940 11630c0-4340 2328-6509 6986-6509" svg:viewBox="0 0 6987 6510">
          <text:p/>
        </draw:connector>
        <draw:connector draw:style-name="gr21" draw:text-style-name="P4" draw:layer="layout" draw:type="curve" svg:x1="27.466cm" svg:y1="5.915cm" svg:x2="27.466cm" svg:y2="9.725cm" draw:start-shape="id10" draw:start-glue-point="2" draw:end-shape="id11" draw:end-glue-point="5" svg:d="M27466 5915v3810" svg:viewBox="0 0 1 3811">
          <text:p/>
        </draw:connector>
        <draw:connector draw:style-name="gr22" draw:text-style-name="P4" draw:layer="layout" draw:type="curve" svg:x1="30.006cm" svg:y1="5.121cm" svg:x2="35.404cm" svg:y2="11.313cm" draw:start-shape="id10" draw:start-glue-point="1" draw:end-shape="id12" draw:end-glue-point="5" svg:d="M30006 5121c3599 0 5398 2064 5398 6192" svg:viewBox="0 0 5399 6193">
          <text:p/>
        </draw:connector>
        <draw:custom-shape draw:style-name="gr23" draw:text-style-name="P6" xml:id="id13" draw:id="id13" draw:layer="layout" svg:width="4.762cm" svg:height="2.223cm" svg:x="15.605cm" svg:y="1.317cm">
          <text:p text:style-name="P1">DApp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draw:type="curve" svg:x1="17.986cm" svg:y1="3.54cm" svg:x2="17.94cm" svg:y2="11.63cm" draw:start-shape="id13" draw:start-glue-point="2" draw:end-shape="id9" draw:end-glue-point="0" svg:d="M17986 3540c0 6066-46 2021-46 8090" svg:viewBox="0 0 47 8091">
          <text:p/>
        </draw:connector>
        <draw:connector draw:style-name="gr25" draw:text-style-name="P4" draw:layer="layout" draw:type="curve" svg:x1="27.466cm" svg:y1="4.328cm" svg:x2="20.367cm" svg:y2="2.428cm" draw:start-shape="id10" draw:start-glue-point="0" draw:end-shape="id13" draw:end-glue-point="1" svg:d="M27466 4328c0-1267-2366-1900-7099-1900" svg:viewBox="0 0 7100 1901">
          <text:p/>
        </draw:connector>
        <draw:frame draw:style-name="gr26" draw:text-style-name="P7" draw:layer="layout" svg:width="6.985cm" svg:height="2.857cm" svg:x="4.81cm" svg:y="1.635cm">
          <draw:text-box>
            <text:p>Simplest local setup</text:p>
            <text:p>(used in CI)</text:p>
          </draw:text-box>
        </draw:frame>
        <draw:custom-shape draw:style-name="gr27" draw:text-style-name="P9" xml:id="id8" draw:id="id8" draw:layer="layout" svg:width="4.445cm" svg:height="1.27cm" svg:x="5.967cm" svg:y="11.795cm">
          <text:p text:style-name="P8">EIP-1898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445cm" svg:height="1.588cm" svg:x="5.98cm" svg:y="13.382cm">
          <text:p text:style-name="P8">Tracing method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18" draw:id="id18" draw:layer="layout" svg:width="5.398cm" svg:height="3.175cm" svg:x="32.546cm" svg:y="22.108cm">
          <text:p text:style-name="P1">PostgreSQL</text:p>
          <text:p text:style-name="P1">(indexer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3" xml:id="id15" draw:id="id15" draw:layer="layout" svg:width="6.35cm" svg:height="7.937cm" svg:x="5.127cm" svg:y="19.415cm">
          <text:p text:style-name="P1">Clickhou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16" draw:id="id16" draw:layer="layout" svg:width="6.667cm" svg:height="3.81cm" svg:x="16.353cm" svg:y="21.79cm">
          <text:p text:style-name="P1">Solana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4.763cm" svg:height="1.588cm" svg:x="17.305cm" svg:y="23.377cm">
          <text:p text:style-name="P1">Account-dumper</text:p>
          <draw:enhanced-geometry svg:viewBox="0 0 21600 21600" draw:type="rectangle" draw:enhanced-path="M 0 0 L 21600 0 21600 21600 0 21600 0 0 Z N"/>
        </draw:custom-shape>
        <draw:custom-shape draw:style-name="gr5" draw:text-style-name="P2" xml:id="id19" draw:id="id19" draw:layer="layout" svg:width="4.762cm" svg:height="1.587cm" svg:x="23.225cm" svg:y="17.827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7" draw:text-style-name="P3" xml:id="id21" draw:id="id21" draw:layer="layout" svg:width="5.715cm" svg:height="1.587cm" svg:x="13.065cm" svg:y="12.113cm">
          <text:p text:style-name="P1">Neon-R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7" draw:id="id17" draw:layer="layout" svg:width="4.128cm" svg:height="1.905cm" svg:x="25.56cm" svg:y="22.743cm">
          <text:p text:style-name="P1">Indexer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17.305cm" svg:y1="24.171cm" svg:x2="11.477cm" svg:y2="23.384cm" draw:start-shape="id14" draw:start-glue-point="3" draw:end-shape="id15" draw:end-glue-point="8" svg:d="M17305 24171c-4371 0-1457-787-5828-787" svg:viewBox="0 0 5829 788">
          <text:p/>
        </draw:connector>
        <draw:connector draw:style-name="gr10" draw:text-style-name="P4" draw:layer="layout" draw:type="curve" svg:x1="23.02cm" svg:y1="23.695cm" svg:x2="25.56cm" svg:y2="23.695cm" draw:start-shape="id16" draw:start-glue-point="1" draw:end-shape="id17" draw:end-glue-point="3" svg:d="M23020 23695h2540" svg:viewBox="0 0 2541 1">
          <text:p/>
        </draw:connector>
        <draw:connector draw:style-name="gr11" draw:text-style-name="P4" draw:layer="layout" draw:type="curve" svg:x1="29.688cm" svg:y1="23.695cm" svg:x2="32.546cm" svg:y2="23.696cm" draw:start-shape="id17" draw:start-glue-point="1" draw:end-shape="id18" draw:end-glue-point="6" svg:d="M29688 23695c2143 0 715 1 2858 1" svg:viewBox="0 0 2859 2">
          <text:p/>
        </draw:connector>
        <draw:connector draw:style-name="gr12" draw:text-style-name="P4" draw:layer="layout" draw:type="curve" svg:x1="19.686cm" svg:y1="21.79cm" svg:x2="23.225cm" svg:y2="18.62cm" draw:start-shape="id16" draw:start-glue-point="0" draw:end-shape="id19" draw:end-glue-point="3" svg:d="M19686 21790c0-2114 1179-3170 3539-3170" svg:viewBox="0 0 3540 3171">
          <text:p/>
        </draw:connector>
        <draw:connector draw:style-name="gr13" draw:text-style-name="P4" draw:layer="layout" draw:type="curve" svg:x1="35.245cm" svg:y1="22.108cm" svg:x2="27.987cm" svg:y2="18.62cm" draw:start-shape="id18" draw:start-glue-point="5" draw:end-shape="id19" draw:end-glue-point="1" svg:d="M35245 22108c0-2326-2419-3488-7258-3488" svg:viewBox="0 0 7259 3489">
          <text:p/>
        </draw:connector>
        <draw:connector draw:style-name="gr30" draw:text-style-name="P4" draw:layer="layout" draw:type="curve" svg:x1="8.302cm" svg:y1="19.415cm" svg:x2="8.361cm" svg:y2="15.787cm" draw:start-shape="id15" draw:start-glue-point="5" draw:end-shape="id20" draw:end-glue-point="2" svg:d="M8302 19415c0-2721 59-907 59-3628" svg:viewBox="0 0 60 3629">
          <text:p/>
        </draw:connector>
        <draw:connector draw:style-name="gr31" draw:text-style-name="P4" draw:layer="layout" draw:type="curve" svg:x1="18.78cm" svg:y1="12.906cm" svg:x2="25.606cm" svg:y2="17.827cm" draw:start-shape="id21" draw:start-glue-point="1" draw:end-shape="id19" draw:end-glue-point="0" svg:d="M18780 12906c4551 0 6826 1640 6826 4921" svg:viewBox="0 0 6827 4922">
          <text:p/>
        </draw:connector>
        <draw:custom-shape draw:style-name="gr17" draw:text-style-name="P5" xml:id="id24" draw:id="id24" draw:layer="layout" svg:width="5.715cm" svg:height="2.858cm" svg:x="24.177cm" svg:y="8.619cm">
          <text:p text:style-name="P1">PostgreSQL</text:p>
          <text:p text:style-name="P1">(graph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5" xml:id="id22" draw:id="id22" draw:layer="layout" svg:width="5.08cm" svg:height="1.587cm" svg:x="18.462cm" svg:y="5.128cm">
          <text:p text:style-name="P1">Graph Node</text:p>
          <draw:enhanced-geometry svg:viewBox="0 0 21600 21600" draw:type="rectangle" draw:enhanced-path="M 0 0 L 21600 0 21600 21600 0 21600 0 0 Z N"/>
        </draw:custom-shape>
        <draw:custom-shape draw:style-name="gr32" draw:text-style-name="P5" xml:id="id23" draw:id="id23" draw:layer="layout" svg:width="5.08cm" svg:height="2.858cm" svg:x="18.462cm" svg:y="8.619cm">
          <text:p text:style-name="P1">IP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" draw:text-style-name="P4" draw:layer="layout" draw:type="curve" svg:x1="15.922cm" svg:y1="12.113cm" svg:x2="18.462cm" svg:y2="5.921cm" draw:start-shape="id21" draw:start-glue-point="0" draw:end-shape="id22" draw:end-glue-point="3" svg:d="M15922 12113c0-4128 846-6192 2540-6192" svg:viewBox="0 0 2541 6193">
          <text:p/>
        </draw:connector>
        <draw:connector draw:style-name="gr21" draw:text-style-name="P4" draw:layer="layout" draw:type="curve" svg:x1="21.002cm" svg:y1="6.715cm" svg:x2="21.002cm" svg:y2="8.619cm" draw:start-shape="id22" draw:start-glue-point="2" draw:end-shape="id23" draw:end-glue-point="5" svg:d="M21002 6715v1904" svg:viewBox="0 0 1 1905">
          <text:p/>
        </draw:connector>
        <draw:connector draw:style-name="gr22" draw:text-style-name="P4" draw:layer="layout" draw:type="curve" svg:x1="23.542cm" svg:y1="5.921cm" svg:x2="27.035cm" svg:y2="8.619cm" draw:start-shape="id22" draw:start-glue-point="1" draw:end-shape="id24" draw:end-glue-point="5" svg:d="M23542 5921c2329 0 3493 899 3493 2698" svg:viewBox="0 0 3494 2699">
          <text:p/>
        </draw:connector>
        <draw:custom-shape draw:style-name="gr23" draw:text-style-name="P6" xml:id="id25" draw:id="id25" draw:layer="layout" svg:width="4.762cm" svg:height="2.223cm" svg:x="35.607cm" svg:y="2.27cm">
          <text:p text:style-name="P1">DApp</text:p>
          <draw:enhanced-geometry svg:viewBox="0 0 21600 21600" draw:type="rectangle" draw:enhanced-path="M 0 0 L 21600 0 21600 21600 0 21600 0 0 Z N"/>
        </draw:custom-shape>
        <draw:connector draw:style-name="gr33" draw:text-style-name="P4" draw:layer="layout" draw:type="curve" svg:x1="37.988cm" svg:y1="4.493cm" svg:x2="25.606cm" svg:y2="17.827cm" draw:start-shape="id25" draw:start-glue-point="2" draw:end-shape="id19" draw:end-glue-point="0" svg:d="M37988 4493c0 9999-12382 3332-12382 13334" svg:viewBox="0 0 12383 13335">
          <text:p/>
        </draw:connector>
        <draw:connector draw:style-name="gr25" draw:text-style-name="P4" draw:layer="layout" draw:type="curve" svg:x1="21.002cm" svg:y1="5.128cm" svg:x2="35.607cm" svg:y2="3.381cm" draw:start-shape="id22" draw:start-glue-point="0" draw:end-shape="id25" draw:end-glue-point="3" svg:d="M21002 5128c0-1165 4868-1747 14605-1747" svg:viewBox="0 0 14606 1748">
          <text:p/>
        </draw:connector>
        <draw:frame draw:style-name="gr34" draw:text-style-name="P7" draw:layer="layout" svg:width="12.406cm" svg:height="0.962cm" svg:x="3.042cm" svg:y="1.952cm">
          <draw:text-box>
            <text:p>Operator: full setup (with public RW proxy)</text:p>
          </draw:text-box>
        </draw:frame>
        <draw:custom-shape draw:style-name="gr6" draw:text-style-name="P3" xml:id="id20" draw:id="id20" draw:layer="layout" svg:width="5.398cm" svg:height="4.762cm" svg:x="5.662cm" svg:y="11.025cm">
          <text:p text:style-name="P1">Tracer AP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curve" svg:x1="10.412cm" svg:y1="12.93cm" svg:x2="13.065cm" svg:y2="12.906cm" draw:start-shape="id26" draw:start-glue-point="1" draw:end-shape="id21" draw:end-glue-point="3" svg:d="M10412 12930c1989 0 663-24 2653-24" svg:viewBox="0 0 2654 25">
          <text:p/>
        </draw:connector>
        <draw:custom-shape draw:style-name="gr27" draw:text-style-name="P9" xml:id="id26" draw:id="id26" draw:layer="layout" svg:width="4.445cm" svg:height="1.27cm" svg:x="5.967cm" svg:y="12.295cm">
          <text:p text:style-name="P8">EIP-1898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445cm" svg:height="1.588cm" svg:x="5.98cm" svg:y="13.882cm">
          <text:p text:style-name="P8">Tracing method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xml:id="id31" draw:id="id31" draw:layer="layout" svg:width="5.398cm" svg:height="3.175cm" svg:x="32.546cm" svg:y="22.108cm">
          <text:p text:style-name="P1">PostgreSQL</text:p>
          <text:p text:style-name="P1">(indexer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3" xml:id="id28" draw:id="id28" draw:layer="layout" svg:width="6.35cm" svg:height="7.937cm" svg:x="5.127cm" svg:y="19.415cm">
          <text:p text:style-name="P1">Clickhou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29" draw:id="id29" draw:layer="layout" svg:width="6.667cm" svg:height="3.81cm" svg:x="16.353cm" svg:y="21.79cm">
          <text:p text:style-name="P1">Solana</text:p>
          <draw:enhanced-geometry svg:viewBox="0 0 21600 21600" draw:type="rectangle" draw:enhanced-path="M 0 0 L 21600 0 21600 21600 0 21600 0 0 Z N"/>
        </draw:custom-shape>
        <draw:custom-shape draw:style-name="gr4" draw:text-style-name="P3" xml:id="id27" draw:id="id27" draw:layer="layout" svg:width="4.763cm" svg:height="1.588cm" svg:x="17.305cm" svg:y="23.377cm">
          <text:p text:style-name="P1">Account-dumper</text:p>
          <draw:enhanced-geometry svg:viewBox="0 0 21600 21600" draw:type="rectangle" draw:enhanced-path="M 0 0 L 21600 0 21600 21600 0 21600 0 0 Z N"/>
        </draw:custom-shape>
        <draw:custom-shape draw:style-name="gr5" draw:text-style-name="P2" xml:id="id32" draw:id="id32" draw:layer="layout" svg:width="4.762cm" svg:height="1.587cm" svg:x="23.225cm" svg:y="17.827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7" draw:text-style-name="P3" xml:id="id34" draw:id="id34" draw:layer="layout" svg:width="5.715cm" svg:height="1.587cm" svg:x="13.025cm" svg:y="12.112cm">
          <text:p text:style-name="P1">Neon-R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0" draw:id="id30" draw:layer="layout" svg:width="4.128cm" svg:height="1.905cm" svg:x="25.56cm" svg:y="22.743cm">
          <text:p text:style-name="P1">Indexer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17.305cm" svg:y1="24.171cm" svg:x2="11.477cm" svg:y2="23.384cm" draw:start-shape="id27" draw:start-glue-point="3" draw:end-shape="id28" draw:end-glue-point="8" svg:d="M17305 24171c-4371 0-1457-787-5828-787" svg:viewBox="0 0 5829 788">
          <text:p/>
        </draw:connector>
        <draw:connector draw:style-name="gr10" draw:text-style-name="P4" draw:layer="layout" draw:type="curve" svg:x1="23.02cm" svg:y1="23.695cm" svg:x2="25.56cm" svg:y2="23.695cm" draw:start-shape="id29" draw:start-glue-point="1" draw:end-shape="id30" draw:end-glue-point="3" svg:d="M23020 23695h2540" svg:viewBox="0 0 2541 1">
          <text:p/>
        </draw:connector>
        <draw:connector draw:style-name="gr11" draw:text-style-name="P4" draw:layer="layout" draw:type="curve" svg:x1="29.688cm" svg:y1="23.695cm" svg:x2="32.546cm" svg:y2="23.696cm" draw:start-shape="id30" draw:start-glue-point="1" draw:end-shape="id31" draw:end-glue-point="6" svg:d="M29688 23695c2143 0 715 1 2858 1" svg:viewBox="0 0 2859 2">
          <text:p/>
        </draw:connector>
        <draw:connector draw:style-name="gr12" draw:text-style-name="P4" draw:layer="layout" draw:type="curve" svg:x1="19.686cm" svg:y1="21.79cm" svg:x2="23.225cm" svg:y2="18.62cm" draw:start-shape="id29" draw:start-glue-point="0" draw:end-shape="id32" draw:end-glue-point="3" svg:d="M19686 21790c0-2114 1179-3170 3539-3170" svg:viewBox="0 0 3540 3171">
          <text:p/>
        </draw:connector>
        <draw:connector draw:style-name="gr13" draw:text-style-name="P4" draw:layer="layout" draw:type="curve" svg:x1="35.245cm" svg:y1="22.108cm" svg:x2="27.987cm" svg:y2="18.62cm" draw:start-shape="id31" draw:start-glue-point="5" draw:end-shape="id32" draw:end-glue-point="1" svg:d="M35245 22108c0-2326-2419-3488-7258-3488" svg:viewBox="0 0 7259 3489">
          <text:p/>
        </draw:connector>
        <draw:connector draw:style-name="gr30" draw:text-style-name="P4" draw:layer="layout" draw:type="curve" svg:x1="8.302cm" svg:y1="19.415cm" svg:x2="8.361cm" svg:y2="15.787cm" draw:start-shape="id28" draw:start-glue-point="5" draw:end-shape="id33" draw:end-glue-point="2" svg:d="M8302 19415c0-2721 59-907 59-3628" svg:viewBox="0 0 60 3629">
          <text:p/>
        </draw:connector>
        <draw:connector draw:style-name="gr31" draw:text-style-name="P4" draw:layer="layout" draw:type="curve" svg:x1="18.74cm" svg:y1="12.905cm" svg:x2="25.606cm" svg:y2="17.827cm" draw:start-shape="id34" draw:start-glue-point="1" draw:end-shape="id32" draw:end-glue-point="0" svg:d="M18740 12905c4578 0 6866 1640 6866 4922" svg:viewBox="0 0 6867 4923">
          <text:p/>
        </draw:connector>
        <draw:custom-shape draw:style-name="gr17" draw:text-style-name="P5" xml:id="id37" draw:id="id37" draw:layer="layout" svg:width="5.715cm" svg:height="2.858cm" svg:x="24.177cm" svg:y="8.619cm">
          <text:p text:style-name="P1">PostgreSQL</text:p>
          <text:p text:style-name="P1">(graph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5" xml:id="id35" draw:id="id35" draw:layer="layout" svg:width="5.08cm" svg:height="1.587cm" svg:x="18.462cm" svg:y="5.128cm">
          <text:p text:style-name="P1">Graph Node</text:p>
          <draw:enhanced-geometry svg:viewBox="0 0 21600 21600" draw:type="rectangle" draw:enhanced-path="M 0 0 L 21600 0 21600 21600 0 21600 0 0 Z N"/>
        </draw:custom-shape>
        <draw:custom-shape draw:style-name="gr32" draw:text-style-name="P5" xml:id="id36" draw:id="id36" draw:layer="layout" svg:width="5.08cm" svg:height="2.858cm" svg:x="18.462cm" svg:y="8.619cm">
          <text:p text:style-name="P1">IP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" draw:text-style-name="P4" draw:layer="layout" draw:type="curve" svg:x1="15.882cm" svg:y1="12.112cm" svg:x2="18.462cm" svg:y2="5.921cm" draw:start-shape="id34" draw:start-glue-point="0" draw:end-shape="id35" draw:end-glue-point="3" svg:d="M15882 12112c0-4128 860-6191 2580-6191" svg:viewBox="0 0 2581 6192">
          <text:p/>
        </draw:connector>
        <draw:connector draw:style-name="gr21" draw:text-style-name="P4" draw:layer="layout" draw:type="curve" svg:x1="21.002cm" svg:y1="6.715cm" svg:x2="21.002cm" svg:y2="8.619cm" draw:start-shape="id35" draw:start-glue-point="2" draw:end-shape="id36" draw:end-glue-point="5" svg:d="M21002 6715v1904" svg:viewBox="0 0 1 1905">
          <text:p/>
        </draw:connector>
        <draw:connector draw:style-name="gr22" draw:text-style-name="P4" draw:layer="layout" draw:type="curve" svg:x1="23.542cm" svg:y1="5.921cm" svg:x2="27.035cm" svg:y2="8.619cm" draw:start-shape="id35" draw:start-glue-point="1" draw:end-shape="id37" draw:end-glue-point="5" svg:d="M23542 5921c2329 0 3493 899 3493 2698" svg:viewBox="0 0 3494 2699">
          <text:p/>
        </draw:connector>
        <draw:custom-shape draw:style-name="gr23" draw:text-style-name="P6" xml:id="id38" draw:id="id38" draw:layer="layout" svg:width="4.762cm" svg:height="2.223cm" svg:x="35.607cm" svg:y="2.27cm">
          <text:p text:style-name="P1">DApp</text:p>
          <draw:enhanced-geometry svg:viewBox="0 0 21600 21600" draw:type="rectangle" draw:enhanced-path="M 0 0 L 21600 0 21600 21600 0 21600 0 0 Z N"/>
        </draw:custom-shape>
        <draw:connector draw:style-name="gr33" draw:text-style-name="P4" draw:layer="layout" draw:type="curve" svg:x1="37.988cm" svg:y1="4.493cm" svg:x2="37.989cm" svg:y2="13.066cm" draw:start-shape="id38" draw:start-glue-point="2" draw:end-shape="id39" draw:end-glue-point="0" svg:d="M37988 4493c0 6429 1 2143 1 8573" svg:viewBox="0 0 2 8574">
          <text:p/>
        </draw:connector>
        <draw:connector draw:style-name="gr25" draw:text-style-name="P4" draw:layer="layout" draw:type="curve" svg:x1="21.002cm" svg:y1="5.128cm" svg:x2="35.607cm" svg:y2="3.381cm" draw:start-shape="id35" draw:start-glue-point="0" draw:end-shape="id38" draw:end-glue-point="3" svg:d="M21002 5128c0-1165 4868-1747 14605-1747" svg:viewBox="0 0 14606 1748">
          <text:p/>
        </draw:connector>
        <draw:frame draw:style-name="gr35" draw:text-style-name="P7" draw:layer="layout" svg:width="11.43cm" svg:height="0.962cm" svg:x="3.222cm" svg:y="2.905cm">
          <draw:text-box>
            <text:p>Dapp can use different proxy</text:p>
          </draw:text-box>
        </draw:frame>
        <draw:frame draw:style-name="gr34" draw:text-style-name="P7" draw:layer="layout" svg:width="12.559cm" svg:height="0.962cm" svg:x="3.042cm" svg:y="1.952cm">
          <draw:text-box>
            <text:p>Operator: full setup (with private RO proxy)</text:p>
          </draw:text-box>
        </draw:frame>
        <draw:custom-shape draw:style-name="gr5" draw:text-style-name="P2" xml:id="id39" draw:id="id39" draw:layer="layout" svg:width="4.762cm" svg:height="1.587cm" svg:x="35.608cm" svg:y="13.066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762cm" svg:height="1.587cm" svg:x="35.608cm" svg:y="13.066cm">
          <text:p text:style-name="P1">Proxy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4.058cm" svg:height="1.673cm" svg:x="33.702cm" svg:y="11.16cm">
          <draw:text-box>
            <text:p>Some other </text:p>
            <text:p>public <text:s/>proxy</text:p>
          </draw:text-box>
        </draw:frame>
        <draw:custom-shape draw:style-name="gr6" draw:text-style-name="P3" xml:id="id33" draw:id="id33" draw:layer="layout" svg:width="5.398cm" svg:height="4.762cm" svg:x="5.662cm" svg:y="11.025cm">
          <text:p text:style-name="P1">Tracer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xml:id="id40" draw:id="id40" draw:layer="layout" svg:width="4.445cm" svg:height="1.27cm" svg:x="5.967cm" svg:y="12.295cm">
          <text:p text:style-name="P8">EIP-1898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10.412cm" svg:y1="12.93cm" svg:x2="13.025cm" svg:y2="12.905cm" draw:start-shape="id40" draw:start-glue-point="1" draw:end-shape="id34" draw:end-glue-point="3" svg:d="M10412 12930c1959 0 653-25 2613-25" svg:viewBox="0 0 2614 26">
          <text:p/>
        </draw:connector>
        <draw:custom-shape draw:style-name="gr28" draw:text-style-name="P10" draw:layer="layout" svg:width="4.445cm" svg:height="1.588cm" svg:x="5.98cm" svg:y="13.882cm">
          <text:p text:style-name="P8">Tracing methods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9" draw:text-style-name="P3" xml:id="id42" draw:id="id42" draw:layer="layout" svg:width="6.35cm" svg:height="7.937cm" svg:x="5.127cm" svg:y="19.415cm">
          <text:p text:style-name="P1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667cm" svg:height="3.81cm" svg:x="15.923cm" svg:y="21.002cm">
          <text:p text:style-name="P1">Solana</text:p>
          <draw:enhanced-geometry svg:viewBox="0 0 21600 21600" draw:type="rectangle" draw:enhanced-path="M 0 0 L 21600 0 21600 21600 0 21600 0 0 Z N"/>
        </draw:custom-shape>
        <draw:custom-shape draw:style-name="gr4" draw:text-style-name="P3" xml:id="id41" draw:id="id41" draw:layer="layout" svg:width="4.763cm" svg:height="1.588cm" svg:x="16.875cm" svg:y="22.589cm">
          <text:p text:style-name="P1">Account-dumper</text:p>
          <draw:enhanced-geometry svg:viewBox="0 0 21600 21600" draw:type="rectangle" draw:enhanced-path="M 0 0 L 21600 0 21600 21600 0 21600 0 0 Z N"/>
        </draw:custom-shape>
        <draw:custom-shape draw:style-name="gr5" draw:text-style-name="P2" xml:id="id50" draw:id="id50" draw:layer="layout" svg:width="4.762cm" svg:height="1.587cm" svg:x="35.607cm" svg:y="13.065cm">
          <text:p text:style-name="P1">Proxy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16.875cm" svg:y1="23.383cm" svg:x2="11.477cm" svg:y2="23.384cm" draw:start-shape="id41" draw:start-glue-point="3" draw:end-shape="id42" draw:end-glue-point="8" svg:d="M16875 23383c-4048 0-1350 1-5398 1" svg:viewBox="0 0 5399 2">
          <text:p/>
        </draw:connector>
        <draw:connector draw:style-name="gr30" draw:text-style-name="P4" draw:layer="layout" draw:type="curve" svg:x1="8.302cm" svg:y1="19.415cm" svg:x2="8.361cm" svg:y2="15.787cm" draw:start-shape="id42" draw:start-glue-point="5" draw:end-shape="id43" draw:end-glue-point="2" svg:d="M8302 19415c0-2721 59-907 59-3628" svg:viewBox="0 0 60 3629">
          <text:p/>
        </draw:connector>
        <draw:connector draw:style-name="gr31" draw:text-style-name="P4" draw:layer="layout" draw:type="curve" svg:x1="18.74cm" svg:y1="12.905cm" svg:x2="33.226cm" svg:y2="26.717cm" draw:start-shape="id44" draw:start-glue-point="1" draw:end-shape="id45" draw:end-glue-point="0" svg:d="M18740 12905c9658 0 14486 4604 14486 13812" svg:viewBox="0 0 14487 13813">
          <text:p/>
        </draw:connector>
        <draw:custom-shape draw:style-name="gr17" draw:text-style-name="P5" xml:id="id48" draw:id="id48" draw:layer="layout" svg:width="5.715cm" svg:height="2.858cm" svg:x="24.177cm" svg:y="8.619cm">
          <text:p text:style-name="P1">PostgreSQL</text:p>
          <text:p text:style-name="P1">(graph)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5" xml:id="id46" draw:id="id46" draw:layer="layout" svg:width="5.08cm" svg:height="1.587cm" svg:x="18.462cm" svg:y="5.128cm">
          <text:p text:style-name="P1">Graph Node</text:p>
          <draw:enhanced-geometry svg:viewBox="0 0 21600 21600" draw:type="rectangle" draw:enhanced-path="M 0 0 L 21600 0 21600 21600 0 21600 0 0 Z N"/>
        </draw:custom-shape>
        <draw:custom-shape draw:style-name="gr32" draw:text-style-name="P5" xml:id="id47" draw:id="id47" draw:layer="layout" svg:width="5.08cm" svg:height="2.858cm" svg:x="18.462cm" svg:y="8.619cm">
          <text:p text:style-name="P1">IP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" draw:text-style-name="P4" draw:layer="layout" draw:type="curve" svg:x1="15.882cm" svg:y1="12.112cm" svg:x2="18.462cm" svg:y2="5.921cm" draw:start-shape="id44" draw:start-glue-point="0" draw:end-shape="id46" draw:end-glue-point="3" svg:d="M15882 12112c0-4128 860-6191 2580-6191" svg:viewBox="0 0 2581 6192">
          <text:p/>
        </draw:connector>
        <draw:connector draw:style-name="gr21" draw:text-style-name="P4" draw:layer="layout" draw:type="curve" svg:x1="21.002cm" svg:y1="6.715cm" svg:x2="21.002cm" svg:y2="8.619cm" draw:start-shape="id46" draw:start-glue-point="2" draw:end-shape="id47" draw:end-glue-point="5" svg:d="M21002 6715v1904" svg:viewBox="0 0 1 1905">
          <text:p/>
        </draw:connector>
        <draw:connector draw:style-name="gr22" draw:text-style-name="P4" draw:layer="layout" draw:type="curve" svg:x1="23.542cm" svg:y1="5.921cm" svg:x2="27.035cm" svg:y2="8.619cm" draw:start-shape="id46" draw:start-glue-point="1" draw:end-shape="id48" draw:end-glue-point="5" svg:d="M23542 5921c2329 0 3493 899 3493 2698" svg:viewBox="0 0 3494 2699">
          <text:p/>
        </draw:connector>
        <draw:custom-shape draw:style-name="gr23" draw:text-style-name="P6" xml:id="id49" draw:id="id49" draw:layer="layout" svg:width="4.762cm" svg:height="2.223cm" svg:x="35.607cm" svg:y="2.27cm">
          <text:p text:style-name="P1">DApp</text:p>
          <draw:enhanced-geometry svg:viewBox="0 0 21600 21600" draw:type="rectangle" draw:enhanced-path="M 0 0 L 21600 0 21600 21600 0 21600 0 0 Z N"/>
        </draw:custom-shape>
        <draw:connector draw:style-name="gr33" draw:text-style-name="P4" draw:layer="layout" draw:type="curve" svg:x1="37.988cm" svg:y1="4.493cm" svg:x2="37.988cm" svg:y2="13.065cm" draw:start-shape="id49" draw:start-glue-point="2" draw:end-shape="id50" draw:end-glue-point="0" svg:d="M37988 4493v8572" svg:viewBox="0 0 1 8573">
          <text:p/>
        </draw:connector>
        <draw:connector draw:style-name="gr25" draw:text-style-name="P4" draw:layer="layout" draw:type="curve" svg:x1="21.002cm" svg:y1="5.128cm" svg:x2="35.607cm" svg:y2="3.381cm" draw:start-shape="id46" draw:start-glue-point="0" draw:end-shape="id49" draw:end-glue-point="3" svg:d="M21002 5128c0-1165 4868-1747 14605-1747" svg:viewBox="0 0 14606 1748">
          <text:p/>
        </draw:connector>
        <draw:custom-shape draw:style-name="gr5" draw:text-style-name="P2" xml:id="id45" draw:id="id45" draw:layer="layout" svg:width="4.762cm" svg:height="1.587cm" svg:x="30.845cm" svg:y="26.717cm">
          <text:p text:style-name="P1">Proxy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9.477cm" svg:height="1.673cm" svg:x="1.952cm" svg:y="2.575cm">
          <draw:text-box>
            <text:p>Operator: Graph-onlly schema</text:p>
            <text:p>(dedicated proxy node required)</text:p>
          </draw:text-box>
        </draw:frame>
        <draw:frame draw:style-name="gr34" draw:text-style-name="P7" draw:layer="layout" svg:width="4.13cm" svg:height="0.962cm" svg:x="33.7cm" svg:y="11.785cm">
          <draw:text-box>
            <text:p>Public <text:s/>proxy</text:p>
          </draw:text-box>
        </draw:frame>
        <draw:frame draw:style-name="gr34" draw:text-style-name="P7" draw:layer="layout" svg:width="5.078cm" svg:height="0.962cm" svg:x="34.02cm" svg:y="25.13cm">
          <draw:text-box>
            <text:p>Dedicated proxy</text:p>
          </draw:text-box>
        </draw:frame>
        <draw:custom-shape draw:style-name="gr7" draw:text-style-name="P3" xml:id="id44" draw:id="id44" draw:layer="layout" svg:width="5.715cm" svg:height="1.587cm" svg:x="13.025cm" svg:y="12.112cm">
          <text:p text:style-name="P1">Neon-R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43" draw:id="id43" draw:layer="layout" svg:width="5.398cm" svg:height="4.762cm" svg:x="5.662cm" svg:y="11.025cm">
          <text:p text:style-name="P1">Tracer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xml:id="id51" draw:id="id51" draw:layer="layout" svg:width="4.445cm" svg:height="1.27cm" svg:x="5.967cm" svg:y="12.295cm">
          <text:p text:style-name="P8">EIP-1898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10.412cm" svg:y1="12.93cm" svg:x2="13.025cm" svg:y2="12.905cm" draw:start-shape="id51" draw:start-glue-point="1" draw:end-shape="id44" draw:end-glue-point="3" svg:d="M10412 12930c1959 0 653-25 2613-25" svg:viewBox="0 0 2614 26">
          <text:p/>
        </draw:connector>
        <draw:custom-shape draw:style-name="gr28" draw:text-style-name="P10" draw:layer="layout" svg:width="4.445cm" svg:height="1.588cm" svg:x="5.98cm" svg:y="13.882cm">
          <text:p text:style-name="P8">Tracing method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2:45:03.522519174</meta:creation-date>
    <dc:date>2022-08-03T18:48:54.775780089</dc:date>
    <meta:editing-duration>PT1H1M17S</meta:editing-duration>
    <meta:editing-cycles>24</meta:editing-cycles>
    <meta:generator>LibreOffice/6.4.7.2$Linux_X86_64 LibreOffice_project/40$Build-2</meta:generator>
    <meta:document-statistic meta:object-count="113"/>
  </office:meta>
</office:document-meta>
</file>